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image/svg+xml" manifest:full-path="SvgImages/Image4"/>
  <manifest:file-entry manifest:media-type="image/svg+xml" manifest:full-path="SvgImages/Image5"/>
  <manifest:file-entry manifest:media-type="image/svg+xml" manifest:full-path="SvgImages/Image6"/>
  <manifest:file-entry manifest:media-type="image/svg+xml" manifest:full-path="SvgImages/Image7"/>
  <manifest:file-entry manifest:media-type="image/svg+xml" manifest:full-path="SvgImages/Image8"/>
  <manifest:file-entry manifest:media-type="image/svg+xml" manifest:full-path="SvgImages/Image9"/>
  <manifest:file-entry manifest:media-type="image/svg+xml" manifest:full-path="SvgImages/Image10"/>
  <manifest:file-entry manifest:media-type="image/svg+xml" manifest:full-path="SvgImages/Image11"/>
  <manifest:file-entry manifest:media-type="image/svg+xml" manifest:full-path="SvgImages/Image12"/>
  <manifest:file-entry manifest:media-type="image/svg+xml" manifest:full-path="SvgImages/Image13"/>
  <manifest:file-entry manifest:media-type="image/svg+xml" manifest:full-path="SvgImages/Image14"/>
  <manifest:file-entry manifest:media-type="image/svg+xml" manifest:full-path="SvgImages/Image15"/>
  <manifest:file-entry manifest:media-type="image/svg+xml" manifest:full-path="SvgImages/Image16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none" draw:marker-end="Arrow" draw:marker-end-center="false" draw:marker-end-width="10.204742088000000pt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133860232000000pt"/>
    </style:style>
    <style:style style:name="gr4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5" style:family="graphic">
      <style:graphic-properties draw:fill="solid" draw:fill-color="#fafafa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6" style:family="graphic">
      <style:graphic-properties calligra:shadow-blur-radius="7.93702pt" draw:fill="solid" draw:fill-color="#fafafa" draw:shadow="hidden" draw:shadow-color="#000000" draw:shadow-offset-x="5.61232pt" draw:shadow-offset-y="5.61232pt" draw:shadow-opacity="75.2941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landscape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"/>
        </draw:layer-set>
        <draw:rect draw:style-name="gr1" xml:id="shape-1" draw:id="shape-1" draw:layer="" svg:width="680.99999999995pt" svg:height="226.58461428111pt" draw:transform="matrix(1.00000000000 -0.00737370954 0.00000000000 1.00000000000 71.99999999999pt 164.52567889671pt)">
          <draw:glue-point draw:id="4" svg:x="0.50000000000pt" svg:y="0.50000000000pt" draw:align="center"/>
        </draw:rect>
        <draw:ellipse draw:style-name="gr2" xml:id="shape-2" draw:id="shape-2" draw:layer="" svg:width="372.63012319249pt" svg:height="67.07342217465pt" svg:x="443.42984659906pt" svg:y="82.91020241033pt" draw:kind="full">
          <draw:glue-point draw:id="4" svg:x="0.50000000000pt" svg:y="0.50000000000pt" draw:align="center"/>
        </draw:ellipse>
        <draw:ellipse draw:style-name="gr2" xml:id="shape-3" draw:id="shape-3" draw:layer="" svg:width="706.74955993616pt" svg:height="79.18390117840pt" svg:x="82.49999999999pt" svg:y="411.75628612770pt" draw:kind="full">
          <draw:glue-point draw:id="4" svg:x="0.50000000000pt" svg:y="0.50000000000pt" draw:align="center"/>
        </draw:ellipse>
        <draw:rect draw:style-name="gr3" xml:id="shape-4" draw:id="shape-4" draw:layer="" svg:width="333.45621697935pt" svg:height="46.57876539906pt" svg:x="94.78000651455pt" svg:y="302.73008469483pt">
          <draw:glue-point draw:id="4" svg:x="0.50000000000pt" svg:y="0.50000000000pt" draw:align="center"/>
        </draw:rect>
        <draw:frame>
          <draw:image xlink:type="simple" xlink:show="embed" xlink:actuate="onLoad" xlink:href="SvgImages/Image1"/>
        </draw:frame>
        <draw:rect draw:style-name="gr1" xml:id="shape-5" draw:id="shape-5" draw:layer="" svg:width="172.34143197653pt" svg:height="43.78403947512pt" svg:x="264.56738746667pt" svg:y="512.36641938967pt">
          <draw:glue-point draw:id="4" svg:x="0.50000000000pt" svg:y="0.50000000000pt" draw:align="center"/>
        </draw:rect>
        <draw:g draw:style-name="gr4" xml:id="shape-6" draw:id="shape-6" svg:y="20.84192000000pt">
          <draw:glue-point draw:id="4" svg:x="0.50000000000pt" svg:y="0.50000000000pt" draw:align="center"/>
        </draw:g>
        <draw:custom-shape draw:style-name="gr5" xml:id="shape-7" draw:id="shape-7" draw:layer="" svg:x="509.57169346573pt" svg:y="77.32075056244pt" svg:width="48.44191601502pt" svg:height="110.17924943754pt">
          <draw:enhanced-geometry svg:viewBox="0 0 100 100" draw:modifiers="35 40" draw:enhanced-path="M$0 $1 L0 $1 ?HalfWidth 0 width $1 ?RightCorner $1 ?RightCorner height $0 height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custom-shape draw:style-name="gr5" xml:id="shape-8" draw:id="shape-8" draw:layer="" svg:x="328.84608371738pt" svg:y="368.99999999997pt" svg:width="48.44191601502pt" svg:height="134.05066630989pt">
          <draw:enhanced-geometry svg:viewBox="0 0 100 100" draw:modifiers="35 40" draw:enhanced-path="M$0 $1 L0 $1 ?HalfWidth 0 width $1 ?RightCorner $1 ?RightCorner height $0 height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custom-shape draw:style-name="gr5" xml:id="shape-9" draw:id="shape-9" draw:layer="" svg:x="512.11374777747pt" svg:y="368.99999999997pt" svg:width="48.44191601502pt" svg:height="133.11909100191pt">
          <draw:enhanced-geometry svg:viewBox="0 0 100 100" draw:modifiers="35 40" draw:enhanced-path="M$0 $1 L0 $1 ?HalfWidth 0 width $1 ?RightCorner $1 ?RightCorner height $0 height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rect draw:style-name="gr1" xml:id="shape-10" draw:id="shape-10" draw:layer="" svg:width="206.80971837183pt" svg:height="41.61582222817pt" svg:x="35.39986170329pt" svg:y="514.22957000563pt">
          <draw:glue-point draw:id="4" svg:x="0.50000000000pt" svg:y="0.50000000000pt" draw:align="center"/>
        </draw:rect>
        <draw:custom-shape draw:style-name="gr6" xml:id="shape-11" draw:id="shape-11" draw:layer="" svg:x="109.49999999999pt" svg:y="361.49999999997pt" svg:width="47.28799973243pt" svg:height="128.99999999999pt">
          <draw:enhanced-geometry svg:viewBox="0 0 100 100" draw:modifiers="35 40" draw:enhanced-path="M$0 $1 L0 $1 ?HalfWidth 0 width $1 ?RightCorner $1 ?RightCorner height $0 height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rect draw:style-name="gr1" xml:id="shape-12" draw:id="shape-12" draw:layer="" svg:width="172.34143197653pt" svg:height="43.78403947512pt" svg:x="469.51395522254pt" svg:y="512.36641938967pt">
          <draw:glue-point draw:id="4" svg:x="0.50000000000pt" svg:y="0.50000000000pt" draw:align="center"/>
        </draw:rect>
        <draw:rect draw:style-name="gr1" xml:id="shape-13" draw:id="shape-13" draw:layer="" svg:width="172.34143197653pt" svg:height="43.78403947512pt" svg:x="470.44553053052pt" svg:y="304.62512570986pt">
          <draw:glue-point draw:id="4" svg:x="0.50000000000pt" svg:y="0.50000000000pt" draw:align="center"/>
        </draw:rect>
        <draw:rect draw:style-name="gr1" xml:id="shape-14" draw:id="shape-14" draw:layer="" svg:width="172.34143197653pt" svg:height="43.78403947512pt" svg:x="467.65080460658pt" svg:y="215.19389614366pt">
          <draw:glue-point draw:id="4" svg:x="0.50000000000pt" svg:y="0.50000000000pt" draw:align="center"/>
        </draw:rect>
        <draw:frame>
          <draw:image xlink:type="simple" xlink:show="embed" xlink:actuate="onLoad" xlink:href="SvgImages/Image2"/>
        </draw:frame>
        <draw:frame>
          <draw:image xlink:type="simple" xlink:show="embed" xlink:actuate="onLoad" xlink:href="SvgImages/Image3"/>
        </draw:frame>
        <draw:frame>
          <draw:image xlink:type="simple" xlink:show="embed" xlink:actuate="onLoad" xlink:href="SvgImages/Image4"/>
        </draw:frame>
        <draw:frame>
          <draw:image xlink:type="simple" xlink:show="embed" xlink:actuate="onLoad" xlink:href="SvgImages/Image5"/>
        </draw:frame>
        <draw:frame>
          <draw:image xlink:type="simple" xlink:show="embed" xlink:actuate="onLoad" xlink:href="SvgImages/Image6"/>
        </draw:frame>
        <draw:frame>
          <draw:image xlink:type="simple" xlink:show="embed" xlink:actuate="onLoad" xlink:href="SvgImages/Image7"/>
        </draw:frame>
        <draw:frame>
          <draw:image xlink:type="simple" xlink:show="embed" xlink:actuate="onLoad" xlink:href="SvgImages/Image8"/>
        </draw:frame>
        <draw:frame>
          <draw:image xlink:type="simple" xlink:show="embed" xlink:actuate="onLoad" xlink:href="SvgImages/Image9"/>
        </draw:frame>
        <draw:frame>
          <draw:image xlink:type="simple" xlink:show="embed" xlink:actuate="onLoad" xlink:href="SvgImages/Image10"/>
        </draw:frame>
        <draw:frame>
          <draw:image xlink:type="simple" xlink:show="embed" xlink:actuate="onLoad" xlink:href="SvgImages/Image11"/>
        </draw:frame>
        <draw:frame>
          <draw:image xlink:type="simple" xlink:show="embed" xlink:actuate="onLoad" xlink:href="SvgImages/Image12"/>
        </draw:frame>
        <draw:frame>
          <draw:image xlink:type="simple" xlink:show="embed" xlink:actuate="onLoad" xlink:href="SvgImages/Image13"/>
        </draw:frame>
        <draw:frame>
          <draw:image xlink:type="simple" xlink:show="embed" xlink:actuate="onLoad" xlink:href="SvgImages/Image14"/>
        </draw:frame>
        <draw:frame>
          <draw:image xlink:type="simple" xlink:show="embed" xlink:actuate="onLoad" xlink:href="SvgImages/Image15"/>
        </draw:frame>
        <draw:frame>
          <draw:image xlink:type="simple" xlink:show="embed" xlink:actuate="onLoad" xlink:href="SvgImages/Image16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radialGradient draw:name="gradient1" svg:cx="50.000000%" svg:cy="50.000000%" svg:fx="25.000000%" svg:fy="25.000000%" svg:r="50.000000%" svg:spreadMethod="pad">
      <svg:stop svg:offset="0" svg:stop-color="#ffffff"/>
      <svg:stop svg:offset="1" svg:stop-color="#00ff00"/>
    </svg:radialGradient>
    <draw:marker draw:name="Arrow" draw:display-name="Arrow" svg:d="m10 0-10 30h20z" svg:viewBox="0 0 20 30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1</meta:generator>
    <dc:title/>
    <meta:initial-creator>Unknown</meta:initial-creator>
    <meta:editing-cycles>3</meta:editing-cycles>
    <dc:date>2015-01-04T10:17:19</dc:date>
    <meta:creation-date>2008-10-27T22:59:39</meta:creation-date>
    <dc:creator>Toshifumi Sakaguchi</dc:creator>
  </office:meta>
</office:document-meta>
</file>